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2319in">
            <draw:object draw:notify-on-update-of-ranges="Sheet1.A1:Sheet1.A1 Sheet1.A2:Sheet1.A6 Sheet1.B1:Sheet1.B1 Sheet1.B2:Sheet1.B6 Sheet1.A1:Sheet1.A1 Sheet1.A2:Sheet1.A6 Sheet1.C1:Sheet1.C1 Sheet1.C2:Sheet1.C6 Sheet1.A1:Sheet1.A1 Sheet1.A2:Sheet1.A6 Sheet1.D1:Sheet1.D1 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3917in" svg:y="1.1161in">
            <draw:object draw:notify-on-update-of-ranges="Sheet1.A1:Sheet1.A1 Sheet1.A2:Sheet1.A6 Sheet1.E1:Sheet1.E1 Sheet1.E2:Sheet1.E6 Sheet1.A1:Sheet1.A1 Sheet1.A2:Sheet1.A6 Sheet1.F1:Sheet1.F1 Sheet1.F2:Sheet1.F6 Sheet1.A1:Sheet1.A1 Sheet1.A2:Sheet1.A6 Sheet1.G1:Sheet1.G1 Sheet1.G2:Sheet1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hread number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Filling</text:p>
          </table:table-cell>
          <table:table-cell office:value-type="string" calcext:value-type="string">
            <text:p>Solving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Addiction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437" calcext:value-type="float">
            <text:p>8.0437</text:p>
          </table:table-cell>
          <table:table-cell office:value-type="float" office:value="41.0571" calcext:value-type="float">
            <text:p>41.0571</text:p>
          </table:table-cell>
          <table:table-cell office:value-type="float" office:value="66.6031" calcext:value-type="float">
            <text:p>66.6031</text:p>
          </table:table-cell>
          <table:table-cell office:value-type="float" office:value="10.2558" calcext:value-type="float">
            <text:p>10.2558</text:p>
          </table:table-cell>
          <table:table-cell office:value-type="float" office:value="5.74053" calcext:value-type="float">
            <text:p>5.74053</text:p>
          </table:table-cell>
          <table:table-cell office:value-type="float" office:value="22.0601" calcext:value-type="float">
            <text:p>22.0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6926" calcext:value-type="float">
            <text:p>4.56926</text:p>
          </table:table-cell>
          <table:table-cell office:value-type="float" office:value="21.818" calcext:value-type="float">
            <text:p>21.818</text:p>
          </table:table-cell>
          <table:table-cell office:value-type="float" office:value="23.6084" calcext:value-type="float">
            <text:p>23.6084</text:p>
          </table:table-cell>
          <table:table-cell office:value-type="float" office:value="3.65214" calcext:value-type="float">
            <text:p>3.65214</text:p>
          </table:table-cell>
          <table:table-cell office:value-type="float" office:value="2.01011" calcext:value-type="float">
            <text:p>2.01011</text:p>
          </table:table-cell>
          <table:table-cell office:value-type="float" office:value="7.64488" calcext:value-type="float">
            <text:p>7.644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7283" calcext:value-type="float">
            <text:p>2.47283</text:p>
          </table:table-cell>
          <table:table-cell office:value-type="float" office:value="11.07" calcext:value-type="float">
            <text:p>11.07</text:p>
          </table:table-cell>
          <table:table-cell office:value-type="float" office:value="11.2878" calcext:value-type="float">
            <text:p>11.2878</text:p>
          </table:table-cell>
          <table:table-cell office:value-type="float" office:value="1.71803" calcext:value-type="float">
            <text:p>1.71803</text:p>
          </table:table-cell>
          <table:table-cell office:value-type="float" office:value="0.976793" calcext:value-type="float">
            <text:p>0.976793</text:p>
          </table:table-cell>
          <table:table-cell office:value-type="float" office:value="3.71547" calcext:value-type="float">
            <text:p>3.715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3543" calcext:value-type="float">
            <text:p>1.43543</text:p>
          </table:table-cell>
          <table:table-cell office:value-type="float" office:value="5.7519" calcext:value-type="float">
            <text:p>5.7519</text:p>
          </table:table-cell>
          <table:table-cell office:value-type="float" office:value="7.56888" calcext:value-type="float">
            <text:p>7.56888</text:p>
          </table:table-cell>
          <table:table-cell office:value-type="float" office:value="0.983382" calcext:value-type="float">
            <text:p>0.983382</text:p>
          </table:table-cell>
          <table:table-cell office:value-type="float" office:value="0.975389" calcext:value-type="float">
            <text:p>0.975389</text:p>
          </table:table-cell>
          <table:table-cell office:value-type="float" office:value="3.51274" calcext:value-type="float">
            <text:p>3.51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2216" calcext:value-type="float">
            <text:p>1.22216</text:p>
          </table:table-cell>
          <table:table-cell office:value-type="float" office:value="2.94658" calcext:value-type="float">
            <text:p>2.94658</text:p>
          </table:table-cell>
          <table:table-cell office:value-type="float" office:value="4.53343" calcext:value-type="float">
            <text:p>4.53343</text:p>
          </table:table-cell>
          <table:table-cell office:value-type="float" office:value="0.498777" calcext:value-type="float">
            <text:p>0.498777</text:p>
          </table:table-cell>
          <table:table-cell office:value-type="float" office:value="0.576092" calcext:value-type="float">
            <text:p>0.576092</text:p>
          </table:table-cell>
          <table:table-cell office:value-type="float" office:value="1.8563" calcext:value-type="float">
            <text:p>1.8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19:47.868032570</meta:creation-date>
    <dc:date>2024-11-06T22:48:46.044710002</dc:date>
    <meta:editing-duration>PT10M32S</meta:editing-duration>
    <meta:editing-cycles>3</meta:editing-cycles>
    <meta:generator>LibreOffice/7.3.7.2$Linux_X86_64 LibreOffice_project/30$Build-2</meta:generator>
    <meta:document-statistic meta:table-count="1" meta:cell-count="4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Sheet1.A1:Sheet1.D6" chart:data-source-has-labels="row" svg:x="1.331cm" svg:y="0.18cm" svg:width="11.338cm" svg:height="7.659cm">
          <chart:coordinate-region svg:x="1.952cm" svg:y="0.38cm" svg:width="10.53cm" svg:height="6.812cm"/>
          <chart:axis chart:dimension="x" chart:name="primary-x" chart:style-name="ch4">
            <chart:title svg:x="5.752cm" svg:y="8.019cm" chart:style-name="ch5">
              <text:p>Threads number</text:p>
            </chart:title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10" chart:values-cell-range-address="Sheet1.C2:Sheet1.C6" chart:label-cell-address="Sheet1.C1:Sheet1.C1" chart:class="chart:scatter">
            <chart:data-point chart:repeated="5"/>
          </chart:series>
          <chart:series chart:style-name="ch11" chart:values-cell-range-address="Sheet1.D2:Sheet1.D6" chart:label-cell-address="Sheet1.D1:Sheet1.D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ration</text:p>
                <draw:g>
                  <svg:desc>Sheet1.B1:Sheet1.B1</svg:desc>
                </draw:g>
              </table:table-cell>
              <table:table-cell office:value-type="string">
                <text:p>Filling</text:p>
                <draw:g>
                  <svg:desc>Sheet1.C1:Sheet1.C1</svg:desc>
                </draw:g>
              </table:table-cell>
              <table:table-cell office:value-type="string">
                <text:p>Solvin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8.0437">
                <text:p>8.0437</text:p>
                <draw:g>
                  <svg:desc>Sheet1.B2:Sheet1.B6</svg:desc>
                </draw:g>
              </table:table-cell>
              <table:table-cell office:value-type="float" office:value="41.0571">
                <text:p>41.0571</text:p>
                <draw:g>
                  <svg:desc>Sheet1.C2:Sheet1.C6</svg:desc>
                </draw:g>
              </table:table-cell>
              <table:table-cell office:value-type="float" office:value="66.6031">
                <text:p>66.6031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6926">
                <text:p>4.56926</text:p>
              </table:table-cell>
              <table:table-cell office:value-type="float" office:value="21.818">
                <text:p>21.818</text:p>
              </table:table-cell>
              <table:table-cell office:value-type="float" office:value="23.6084">
                <text:p>23.6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47283">
                <text:p>2.47283</text:p>
              </table:table-cell>
              <table:table-cell office:value-type="float" office:value="11.07">
                <text:p>11.07</text:p>
              </table:table-cell>
              <table:table-cell office:value-type="float" office:value="11.2878">
                <text:p>11.2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43543">
                <text:p>1.43543</text:p>
              </table:table-cell>
              <table:table-cell office:value-type="float" office:value="5.7519">
                <text:p>5.7519</text:p>
              </table:table-cell>
              <table:table-cell office:value-type="float" office:value="7.56888">
                <text:p>7.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22216">
                <text:p>1.22216</text:p>
              </table:table-cell>
              <table:table-cell office:value-type="float" office:value="2.94658">
                <text:p>2.94658</text:p>
              </table:table-cell>
              <table:table-cell office:value-type="float" office:value="4.53343">
                <text:p>4.53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703cm" style:legend-expansion="high" chart:style-name="ch2"/>
        <chart:plot-area chart:style-name="ch3" table:cell-range-address="Sheet1.A1:Sheet1.A6 Sheet1.E1:Sheet1.G6" chart:data-source-has-labels="row" svg:x="1.331cm" svg:y="0.18cm" svg:width="10.994cm" svg:height="7.659cm">
          <chart:coordinate-region svg:x="1.952cm" svg:y="0.379cm" svg:width="10.187cm" svg:height="6.813cm"/>
          <chart:axis chart:dimension="x" chart:name="primary-x" chart:style-name="ch4">
            <chart:title svg:x="5.58cm" svg:y="8.019cm" chart:style-name="ch5">
              <text:p>Threads number</text:p>
            </chart:title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E2:Sheet1.E6" chart:label-cell-address="Sheet1.E1:Sheet1.E1" chart:class="chart:scatter">
            <chart:domain table:cell-range-address="Sheet1.A2:Sheet1.A6"/>
            <chart:data-point chart:repeated="5"/>
          </chart:series>
          <chart:series chart:style-name="ch10" chart:values-cell-range-address="Sheet1.F2:Sheet1.F6" chart:label-cell-address="Sheet1.F1:Sheet1.F1" chart:class="chart:scatter">
            <chart:data-point chart:repeated="5"/>
          </chart:series>
          <chart:series chart:style-name="ch11" chart:values-cell-range-address="Sheet1.G2:Sheet1.G6" chart:label-cell-address="Sheet1.G1:Sheet1.G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lar</text:p>
                <draw:g>
                  <svg:desc>Sheet1.E1:Sheet1.E1</svg:desc>
                </draw:g>
              </table:table-cell>
              <table:table-cell office:value-type="string">
                <text:p>Addiction</text:p>
                <draw:g>
                  <svg:desc>Sheet1.F1:Sheet1.F1</svg:desc>
                </draw:g>
              </table:table-cell>
              <table:table-cell office:value-type="string">
                <text:p>Multiplicati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10.2558">
                <text:p>10.2558</text:p>
                <draw:g>
                  <svg:desc>Sheet1.E2:Sheet1.E6</svg:desc>
                </draw:g>
              </table:table-cell>
              <table:table-cell office:value-type="float" office:value="5.74053">
                <text:p>5.74053</text:p>
                <draw:g>
                  <svg:desc>Sheet1.F2:Sheet1.F6</svg:desc>
                </draw:g>
              </table:table-cell>
              <table:table-cell office:value-type="float" office:value="22.0601">
                <text:p>22.0601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5214">
                <text:p>3.65214</text:p>
              </table:table-cell>
              <table:table-cell office:value-type="float" office:value="2.01011">
                <text:p>2.01011</text:p>
              </table:table-cell>
              <table:table-cell office:value-type="float" office:value="7.64488">
                <text:p>7.64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1803">
                <text:p>1.71803</text:p>
              </table:table-cell>
              <table:table-cell office:value-type="float" office:value="0.976793">
                <text:p>0.976793</text:p>
              </table:table-cell>
              <table:table-cell office:value-type="float" office:value="3.71547">
                <text:p>3.71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83382">
                <text:p>0.983382</text:p>
              </table:table-cell>
              <table:table-cell office:value-type="float" office:value="0.975389">
                <text:p>0.975389</text:p>
              </table:table-cell>
              <table:table-cell office:value-type="float" office:value="3.51274">
                <text:p>3.51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98777">
                <text:p>0.498777</text:p>
              </table:table-cell>
              <table:table-cell office:value-type="float" office:value="0.576092">
                <text:p>0.576092</text:p>
              </table:table-cell>
              <table:table-cell office:value-type="float" office:value="1.8563">
                <text:p>1.8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